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ctivation au début (si testée)</text:h>
      <text:p text:style-name="Quotations">“HOT-LINE du Campus Scientifique activée.”</text:p>
      <text:p text:style-name="Quotations">“Statut : prototype U-SON non localisé.”</text:p>
      <text:p text:style-name="Quotations">“Priorité : localisation du module.”</text:p>
      <text:p text:style-name="Quotations">“Fin de transmission.”</text:p>
      <text:p text:style-name="Horizontal_20_Line"/>
      <text:h text:style-name="Heading_20_1" text:outline-level="1">🧪 ACTE 1 — LOCALISER LE U-SON</text:h>
      <text:p text:style-name="Horizontal_20_Line"/>
      <text:h text:style-name="Heading_20_2" text:outline-level="2">🔵 Équipe Atelier – Ils trouvent le module</text:h>
      <text:p text:style-name="Quotations">“Signal du prototype détecté.”</text:p>
      <text:p text:style-name="Quotations">“Module verrouillé.”</text:p>
      <text:p text:style-name="Quotations">“Sécurité par fréquence de référence activée.”</text:p>
      <text:p text:style-name="Quotations">“Fréquence exacte requise.”</text:p>
      <text:p text:style-name="Quotations">“Fin de transmission.”</text:p>
      <text:p text:style-name="Horizontal_20_Line"/>
      <text:h text:style-name="Heading_20_2" text:outline-level="2">🟢 Équipe Hangar – Message brouillé</text:h>
      <text:p text:style-name="Quotations">“Signal audio partiellement décodé.”</text:p>
      <text:p text:style-name="Quotations">“La note est stable.”</text:p>
      <text:p text:style-name="Quotations">“Stabilité sonore requise.”</text:p>
      <text:p text:style-name="Quotations">“Cherchez la fréquence de référence.”</text:p>
      <text:p text:style-name="Quotations">“Fin de transmission.”</text:p>
      <text:p text:style-name="Horizontal_20_Line"/>
      <text:h text:style-name="Heading_20_2" text:outline-level="2">🏛️ Salon – Mise en commun (si blocage)</text:h>
      <text:p text:style-name="Text_20_body">Version complète :</text:p>
      <text:p text:style-name="Quotations">“Base de données musicale consultée.”</text:p>
      <text:p text:style-name="Quotations"><text:soft-page-break/>“Fréquence universelle de référence : quatre cent quarante hertz.”</text:p>
      <text:p text:style-name="Quotations">“Nom courant : LA.”</text:p>
      <text:p text:style-name="Quotations">“Fin de transmission.”</text:p>
      <text:p text:style-name="Text_20_body">(Option plus subtile : retirer “440 hertz” si tu veux qu’ils le trouvent seuls.)</text:p>
      <text:p text:style-name="Horizontal_20_Line"/>
      <text:h text:style-name="Heading_20_1" text:outline-level="1">🎵 Déverrouillage réussi (LA correct)</text:h>
      <text:p text:style-name="Quotations">“Fréquence correcte détectée.”</text:p>
      <text:p text:style-name="Quotations">“Verrouillage désactivé.”</text:p>
      <text:p text:style-name="Quotations">“Prototype U-SON opérationnel.”</text:p>
      <text:p text:style-name="Quotations">“Mission de récupération validée.”</text:p>
      <text:p text:style-name="Quotations">“Fin de transmission.”</text:p>
      <text:p text:style-name="Text_20_body">🎉 Fin Acte 1.</text:p>
      <text:p text:style-name="Horizontal_20_Line"/>
      <text:h text:style-name="Heading_20_1" text:outline-level="1">🍰 TWIST — APRÈS LE GOÛTER</text:h>
      <text:p text:style-name="Text_20_body">Déclenchement automatique :</text:p>
      <text:p text:style-name="Quotations">“ALERTE.”</text:p>
      <text:p text:style-name="Quotations">“Anomalie interne détectée.”</text:p>
      <text:p text:style-name="Quotations">“Altération du système U-SON confirmée.”</text:p>
      <text:p text:style-name="Quotations">“Le vol constituait une diversion.”</text:p>
      <text:p text:style-name="Quotations">“Nouveau niveau d’enquête requis.”</text:p>
      <text:p text:style-name="Quotations">“Fin de transmission.”</text:p>
      <text:p text:style-name="Horizontal_20_Line"/>
      <text:h text:style-name="Heading_20_1" text:outline-level="1">🧪 ACTE 2 — SABOTAGE</text:h>
      <text:p text:style-name="Horizontal_20_Line"/>
      <text:h text:style-name="Heading_20_2" text:outline-level="2"><text:soft-page-break/>🔵 Atelier – Analyse technique</text:h>
      <text:p text:style-name="Quotations">“Modification de résonance interne détectée.”</text:p>
      <text:p text:style-name="Quotations">“Intervention experte identifiée.”</text:p>
      <text:p text:style-name="Quotations">“Compétence requise : spécialiste des ondes sonores.”</text:p>
      <text:p text:style-name="Quotations">“Fin de transmission.”</text:p>
      <text:p text:style-name="Horizontal_20_Line"/>
      <text:h text:style-name="Heading_20_2" text:outline-level="2">🟢 Hangar – Morse complet</text:h>
      <text:p text:style-name="Quotations">“Message décodé.”</text:p>
      <text:p text:style-name="Quotations">“Le fou n’est pas celui qu’on croit.”</text:p>
      <text:p text:style-name="Quotations">“Recherchez le maître des résonances.”</text:p>
      <text:p text:style-name="Quotations">“Fin de transmission.”</text:p>
      <text:p text:style-name="Horizontal_20_Line"/>
      <text:h text:style-name="Heading_20_1" text:outline-level="1">❌ Si accusation de Volt</text:h>
      <text:p text:style-name="Quotations">“Analyse en cours.”</text:p>
      <text:p text:style-name="Quotations">“Alibi vérifié.”</text:p>
      <text:p text:style-name="Quotations">“Le Docteur Oscilla Volt était en démonstration publique.”</text:p>
      <text:p text:style-name="Quotations">“Hypothèse rejetée.”</text:p>
      <text:p text:style-name="Quotations">“Poursuivez l’enquête.”</text:p>
      <text:p text:style-name="Quotations">“Fin de transmission.”</text:p>
      <text:p text:style-name="Horizontal_20_Line"/>
      <text:h text:style-name="Heading_20_1" text:outline-level="1">🎯 Accusation correcte — PROFESSEUR ÉLECTRON</text:h>
      <text:p text:style-name="Quotations">“Analyse complète validée.”</text:p>
      <text:p text:style-name="Quotations">“Coupable confirmé : Professeur Électron.”</text:p>
      <text:p text:style-name="Quotations">“Lieu : Studio de Résonance.”</text:p>
      <text:p text:style-name="Quotations"><text:soft-page-break/>“Méthode : altération volontaire de fréquence interne.”</text:p>
      <text:p text:style-name="Quotations">“Mobile : rivalité scientifique.”</text:p>
      <text:p text:style-name="Quotations">“Mission accomplie, détectives.”</text:p>
      <text:p text:style-name="Quotations">“Fin de transmission.”</text:p>
      <text:p text:style-name="Horizontal_20_Line"/>
      <text:h text:style-name="Heading_20_1" text:outline-level="1">📂 Archives (si besoin d’orientation finale)</text:h>
      <text:p text:style-name="Quotations">“Dernière localisation détectée.”</text:p>
      <text:p text:style-name="Quotations">“Archives Interdites.”</text:p>
      <text:p text:style-name="Quotations">“Derrière le portrait.”</text:p>
      <text:p text:style-name="Quotations">“Message personnel enregistré.”</text:p>
      <text:p text:style-name="Quotations">“Fin de transmission.”</text:p>
      <text:p text:style-name="Horizontal_20_Line"/>
      <text:h text:style-name="Heading_20_1" text:outline-level="1">🎯 Structure logique validée</text:h>
      <text:p text:style-name="Text_20_body">Acte 1<text:line-break/>→ localisation<text:line-break/>→ déverrouillage<text:line-break/>→ réussite</text:p>
      <text:p text:style-name="Text_20_body">Acte 2<text:line-break/>→ sabotage technique<text:line-break/>→ expertise sonore<text:line-break/>→ Volt innocenté<text:line-break/>→ Électron seul profil cohérent</text:p>
      <text:p text:style-name="Text_20_body">La HOT-LINE ne ment jamais.<text:line-break/>Elle ne donne jamais directement le nom.<text:line-break/>Elle confirme des faits technique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4:03:41.640012000</meta:creation-date>
    <dc:date>2026-02-12T12:24:32.016080000</dc:date>
    <meta:editing-duration>PT22H10M37S</meta:editing-duration>
    <meta:editing-cycles>1</meta:editing-cycles>
    <meta:document-statistic meta:table-count="0" meta:image-count="0" meta:object-count="0" meta:page-count="4" meta:paragraph-count="76" meta:word-count="349" meta:character-count="2506" meta:non-whitespace-character-count="2224"/>
    <meta:generator>LibreOffice/25.8.4.2$MacOSX_X86_64 LibreOffice_project/290daaa01b999472f0c7a3890eb6a550fd74c6df</meta:generator>
  </office:meta>
</office:document-meta>
</file>